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2cm"/>
    </style:style>
    <style:style style:name="co2" style:family="table-column">
      <style:table-column-properties fo:break-before="auto" style:column-width="1.005cm"/>
    </style:style>
    <style:style style:name="co3" style:family="table-column">
      <style:table-column-properties fo:break-before="auto" style:column-width="2.579cm"/>
    </style:style>
    <style:style style:name="co4" style:family="table-column">
      <style:table-column-properties fo:break-before="auto" style:column-width="2.371cm"/>
    </style:style>
    <style:style style:name="co5" style:family="table-column">
      <style:table-column-properties fo:break-before="auto" style:column-width="3.07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 style:data-style-name="N115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2-mtb-SSDL-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6" table:default-cell-style-name="ce2"/>
        <table:table-column table:style-name="co7" table:default-cell-style-name="ce2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Alive</text:p>
          </table:table-cell>
          <table:table-cell table:style-name="Default" office:value-type="string" calcext:value-type="string">
            <text:p>Score_SSDL</text:p>
          </table:table-cell>
          <table:table-cell table:style-name="Default" office:value-type="string" calcext:value-type="string">
            <text:p>MTB_auto_SSDL</text:p>
          </table:table-cell>
          <table:table-cell office:value-type="string" calcext:value-type="string">
            <text:p>#ALIVE_ALL</text:p>
          </table:table-cell>
          <table:table-cell table:style-name="Default" office:value-type="string" calcext:value-type="string">
            <text:p>Score_ALL</text:p>
          </table:table-cell>
          <table:table-cell table:style-name="Default" office:value-type="string" calcext:value-type="string">
            <text:p>MTB_auto_ALL</text:p>
          </table:table-cell>
          <table:table-cell office:value-type="string" calcext:value-type="string">
            <text:p>SSDL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boundedQueue</text:p>
          </table:table-cell>
          <table:table-cell office:value-type="float" office:value="2" calcext:value-type="float">
            <text:p>2</text:p>
          </table:table-cell>
          <table:table-cell office:value-type="float" office:value="12.9" calcext:value-type="float">
            <text:p>12,9</text:p>
          </table:table-cell>
          <table:table-cell table:formula="of:=([.I2]-[.C2])/[.I2]" office:value-type="float" office:value="0.685365853658537" calcext:value-type="float">
            <text:p>0,69</text:p>
          </table:table-cell>
          <table:table-cell table:formula="of:=IF([.C2]=0;0;[.$B$45]*[.$B2]+[.C2]*[.$B$46]+[.C2]*[.$B$45]*[.B2])" office:value-type="float" office:value="0.1312741531" calcext:value-type="float">
            <text:p>0,13</text:p>
          </table:table-cell>
          <table:table-cell office:value-type="float" office:value="315.9" calcext:value-type="float">
            <text:p>315,9</text:p>
          </table:table-cell>
          <table:table-cell table:formula="of:=([.J2]-[.F2])/[.J2]" office:value-type="float" office:value="0.690597453476983" calcext:value-type="float">
            <text:p>0,69</text:p>
          </table:table-cell>
          <table:table-cell table:formula="of:=IF([.F2]=0;0;[.$B$45]*[.$B2]+[.F2]*[.$B$46]+[.F2]*[.$B$45]*[.$B2])" office:value-type="float" office:value="3.2142988501" calcext:value-type="float">
            <text:p>3,21</text:p>
          </table:table-cell>
          <table:table-cell office:value-type="float" office:value="41" calcext:value-type="float">
            <text:p>41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string" calcext:value-type="string">
            <text:p>c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I3]-[.C3])/[.I3]" office:value-type="float" office:value="0.909090909090909" calcext:value-type="float">
            <text:p>0,91</text:p>
          </table:table-cell>
          <table:table-cell table:formula="of:=IF([.C3]=0;0;[.$B$45]*[.$B3]+[.C3]*[.$B$46]+[.C3]*[.$B$45]*[.B3])" office:value-type="float" office:value="0.010191665" calcext:value-type="float">
            <text:p>0,01</text:p>
          </table:table-cell>
          <table:table-cell office:value-type="float" office:value="198.2" calcext:value-type="float">
            <text:p>198,2</text:p>
          </table:table-cell>
          <table:table-cell table:formula="of:=([.J3]-[.F3])/[.J3]" office:value-type="float" office:value="0.758292682926829" calcext:value-type="float">
            <text:p>0,76</text:p>
          </table:table-cell>
          <table:table-cell table:formula="of:=IF([.F3]=0;0;[.$B$45]*[.$B3]+[.F3]*[.$B$46]+[.F3]*[.$B$45]*[.$B3])" office:value-type="float" office:value="2.0167014678" calcext:value-type="float">
            <text:p>2,02</text:p>
          </table:table-cell>
          <table:table-cell office:value-type="float" office:value="11" calcext:value-type="float">
            <text:p>11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Calculation</text:p>
          </table:table-cell>
          <table:table-cell office:value-type="float" office:value="2" calcext:value-type="float">
            <text:p>2</text:p>
          </table:table-cell>
          <table:table-cell office:value-type="float" office:value="16.3" calcext:value-type="float">
            <text:p>16,3</text:p>
          </table:table-cell>
          <table:table-cell table:formula="of:=([.I4]-[.C4])/[.I4]" office:value-type="float" office:value="0.506060606060606" calcext:value-type="float">
            <text:p>0,51</text:p>
          </table:table-cell>
          <table:table-cell table:formula="of:=IF([.C4]=0;0;[.$B$45]*[.$B4]+[.C4]*[.$B$46]+[.C4]*[.$B$45]*[.B4])" office:value-type="float" office:value="0.1658691497" calcext:value-type="float">
            <text:p>0,17</text:p>
          </table:table-cell>
          <table:table-cell office:value-type="float" office:value="566.2" calcext:value-type="float">
            <text:p>566,2</text:p>
          </table:table-cell>
          <table:table-cell table:formula="of:=([.J4]-[.F4])/[.J4]" office:value-type="float" office:value="0.440513833992095" calcext:value-type="float">
            <text:p>0,44</text:p>
          </table:table-cell>
          <table:table-cell table:formula="of:=IF([.F4]=0;0;[.$B$45]*[.$B4]+[.F4]*[.$B$46]+[.F4]*[.$B$45]*[.$B4])" office:value-type="float" office:value="5.7611010998" calcext:value-type="float">
            <text:p>5,76</text:p>
          </table:table-cell>
          <table:table-cell office:value-type="float" office:value="33" calcext:value-type="float">
            <text:p>33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I5]-[.C5])/[.I5]" office:value-type="float" office:value="1" calcext:value-type="float">
            <text:p>1,00</text:p>
          </table:table-cell>
          <table:table-cell table:formula="of:=IF([.C5]=0;0;[.$B$45]*[.$B5]+[.C5]*[.$B$46]+[.C5]*[.$B$45]*[.B5])" office:value-type="float" office:value="0" calcext:value-type="float">
            <text:p>0,00</text:p>
          </table:table-cell>
          <table:table-cell office:value-type="float" office:value="9" calcext:value-type="float">
            <text:p>9</text:p>
          </table:table-cell>
          <table:table-cell table:formula="of:=([.J5]-[.F5])/[.J5]" office:value-type="float" office:value="0.8" calcext:value-type="float">
            <text:p>0,80</text:p>
          </table:table-cell>
          <table:table-cell table:formula="of:=IF([.F5]=0;0;[.$B$45]*[.$B5]+[.F5]*[.$B$46]+[.F5]*[.$B$45]*[.$B5])" office:value-type="float" office:value="0.091591657" calcext:value-type="float">
            <text:p>0,09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heckPalindrome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,9</text:p>
          </table:table-cell>
          <table:table-cell table:formula="of:=([.I6]-[.C6])/[.I6]" office:value-type="float" office:value="0.5125" calcext:value-type="float">
            <text:p>0,51</text:p>
          </table:table-cell>
          <table:table-cell table:formula="of:=IF([.C6]=0;0;[.$B$45]*[.$B6]+[.C6]*[.$B$46]+[.C6]*[.$B$45]*[.B6])" office:value-type="float" office:value="0.0396991621" calcext:value-type="float">
            <text:p>0,04</text:p>
          </table:table-cell>
          <table:table-cell office:value-type="float" office:value="51.7" calcext:value-type="float">
            <text:p>51,7</text:p>
          </table:table-cell>
          <table:table-cell table:formula="of:=([.J6]-[.F6])/[.J6]" office:value-type="float" office:value="0.643448275862069" calcext:value-type="float">
            <text:p>0,64</text:p>
          </table:table-cell>
          <table:table-cell table:formula="of:=IF([.F6]=0;0;[.$B$45]*[.$B6]+[.F6]*[.$B$46]+[.F6]*[.$B$45]*[.$B6])" office:value-type="float" office:value="0.5260641143" calcext:value-type="float">
            <text:p>0,53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ountPositi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I7]-[.C7])/[.I7]" office:value-type="float" office:value="1" calcext:value-type="float">
            <text:p>1,00</text:p>
          </table:table-cell>
          <table:table-cell table:formula="of:=IF([.C7]=0;0;[.$B$45]*[.$B7]+[.C7]*[.$B$46]+[.C7]*[.$B$45]*[.B7])" office:value-type="float" office:value="0" calcext:value-type="float">
            <text:p>0,00</text:p>
          </table:table-cell>
          <table:table-cell office:value-type="float" office:value="4.8" calcext:value-type="float">
            <text:p>4,8</text:p>
          </table:table-cell>
          <table:table-cell table:formula="of:=([.J7]-[.F7])/[.J7]" office:value-type="float" office:value="0.966197183098592" calcext:value-type="float">
            <text:p>0,97</text:p>
          </table:table-cell>
          <table:table-cell table:formula="of:=IF([.F7]=0;0;[.$B$45]*[.$B7]+[.F7]*[.$B$46]+[.F7]*[.$B$45]*[.$B7])" office:value-type="float" office:value="0.0488566612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date-plus</text:p>
          </table:table-cell>
          <table:table-cell office:value-type="float" office:value="2" calcext:value-type="float">
            <text:p>2</text:p>
          </table:table-cell>
          <table:table-cell office:value-type="float" office:value="35.6" calcext:value-type="float">
            <text:p>35,6</text:p>
          </table:table-cell>
          <table:table-cell table:formula="of:=([.I8]-[.C8])/[.I8]" office:value-type="float" office:value="0.595454545454546" calcext:value-type="float">
            <text:p>0,60</text:p>
          </table:table-cell>
          <table:table-cell table:formula="of:=IF([.C8]=0;0;[.$B$45]*[.$B8]+[.C8]*[.$B$46]+[.C8]*[.$B$45]*[.B8])" office:value-type="float" office:value="0.3622466304" calcext:value-type="float">
            <text:p>0,36</text:p>
          </table:table-cell>
          <table:table-cell office:value-type="float" office:value="993.6" calcext:value-type="float">
            <text:p>993,6</text:p>
          </table:table-cell>
          <table:table-cell table:formula="of:=([.J8]-[.F8])/[.J8]" office:value-type="float" office:value="0.559769605671245" calcext:value-type="float">
            <text:p>0,56</text:p>
          </table:table-cell>
          <table:table-cell table:formula="of:=IF([.F8]=0;0;[.$B$45]*[.$B8]+[.F8]*[.$B$46]+[.F8]*[.$B$45]*[.$B8])" office:value-type="float" office:value="10.1098956724" calcext:value-type="float">
            <text:p>10,11</text:p>
          </table:table-cell>
          <table:table-cell office:value-type="float" office:value="88" calcext:value-type="float">
            <text:p>88</text:p>
          </table:table-cell>
          <table:table-cell office:value-type="float" office:value="2257" calcext:value-type="float">
            <text:p>2257</text:p>
          </table:table-cell>
        </table:table-row>
        <table:table-row table:style-name="ro1">
          <table:table-cell office:value-type="string" calcext:value-type="string">
            <text:p>DigitRevers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I9]-[.C9])/[.I9]" office:value-type="float" office:value="1" calcext:value-type="float">
            <text:p>1,00</text:p>
          </table:table-cell>
          <table:table-cell table:formula="of:=IF([.C9]=0;0;[.$B$45]*[.$B9]+[.C9]*[.$B$46]+[.C9]*[.$B$45]*[.B9])" office:value-type="float" office:value="0" calcext:value-type="float">
            <text:p>0,00</text:p>
          </table:table-cell>
          <table:table-cell office:value-type="float" office:value="67" calcext:value-type="float">
            <text:p>67</text:p>
          </table:table-cell>
          <table:table-cell table:formula="of:=([.J9]-[.F9])/[.J9]" office:value-type="float" office:value="0.851441241685144" calcext:value-type="float">
            <text:p>0,85</text:p>
          </table:table-cell>
          <table:table-cell table:formula="of:=IF([.F9]=0;0;[.$B$45]*[.$B9]+[.F9]*[.$B$46]+[.F9]*[.$B$45]*[.$B9])" office:value-type="float" office:value="0.681741599" calcext:value-type="float">
            <text:p>0,68</text:p>
          </table:table-cell>
          <table:table-cell office:value-type="float" office:value="15" calcext:value-type="float">
            <text:p>15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findLas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I10]-[.C10])/[.I10]" office:value-type="float" office:value="1" calcext:value-type="float">
            <text:p>1,00</text:p>
          </table:table-cell>
          <table:table-cell table:formula="of:=IF([.C10]=0;0;[.$B$45]*[.$B10]+[.C10]*[.$B$46]+[.C10]*[.$B$45]*[.B10])" office:value-type="float" office:value="0" calcext:value-type="float">
            <text:p>0,00</text:p>
          </table:table-cell>
          <table:table-cell office:value-type="float" office:value="50" calcext:value-type="float">
            <text:p>50</text:p>
          </table:table-cell>
          <table:table-cell table:formula="of:=([.J10]-[.F10])/[.J10]" office:value-type="float" office:value="0.735449735449736" calcext:value-type="float">
            <text:p>0,74</text:p>
          </table:table-cell>
          <table:table-cell table:formula="of:=IF([.F10]=0;0;[.$B$45]*[.$B10]+[.F10]*[.$B$46]+[.F10]*[.$B$45]*[.$B10])" office:value-type="float" office:value="0.508766616" calcext:value-type="float">
            <text:p>0,51</text:p>
          </table:table-cell>
          <table:table-cell office:value-type="float" office:value="7" calcext:value-type="float">
            <text:p>7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findV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I11]-[.C11])/[.I11]" office:value-type="float" office:value="1" calcext:value-type="float">
            <text:p>1,00</text:p>
          </table:table-cell>
          <table:table-cell table:formula="of:=IF([.C11]=0;0;[.$B$45]*[.$B11]+[.C11]*[.$B$46]+[.C11]*[.$B$45]*[.B11])" office:value-type="float" office:value="0" calcext:value-type="float">
            <text:p>0,00</text:p>
          </table:table-cell>
          <table:table-cell office:value-type="float" office:value="15" calcext:value-type="float">
            <text:p>15</text:p>
          </table:table-cell>
          <table:table-cell table:formula="of:=([.J11]-[.F11])/[.J11]" office:value-type="float" office:value="0.914772727272727" calcext:value-type="float">
            <text:p>0,91</text:p>
          </table:table-cell>
          <table:table-cell table:formula="of:=IF([.F11]=0;0;[.$B$45]*[.$B11]+[.F11]*[.$B$46]+[.F11]*[.$B$45]*[.$B11])" office:value-type="float" office:value="0.152641651" calcext:value-type="float">
            <text:p>0,15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2" calcext:value-type="float">
            <text:p>2</text:p>
          </table:table-cell>
          <table:table-cell office:value-type="float" office:value="9.2" calcext:value-type="float">
            <text:p>9,2</text:p>
          </table:table-cell>
          <table:table-cell table:formula="of:=([.I12]-[.C12])/[.I12]" office:value-type="float" office:value="0.616666666666667" calcext:value-type="float">
            <text:p>0,62</text:p>
          </table:table-cell>
          <table:table-cell table:formula="of:=IF([.C12]=0;0;[.$B$45]*[.$B12]+[.C12]*[.$B$46]+[.C12]*[.$B$45]*[.B12])" office:value-type="float" office:value="0.0936266568" calcext:value-type="float">
            <text:p>0,09</text:p>
          </table:table-cell>
          <table:table-cell office:value-type="float" office:value="327.6" calcext:value-type="float">
            <text:p>327,6</text:p>
          </table:table-cell>
          <table:table-cell table:formula="of:=([.J12]-[.F12])/[.J12]" office:value-type="float" office:value="0.690359168241966" calcext:value-type="float">
            <text:p>0,69</text:p>
          </table:table-cell>
          <table:table-cell table:formula="of:=IF([.F12]=0;0;[.$B$45]*[.$B12]+[.F12]*[.$B$46]+[.F12]*[.$B$45]*[.$B12])" office:value-type="float" office:value="3.3333463384" calcext:value-type="float">
            <text:p>3,33</text:p>
          </table:table-cell>
          <table:table-cell office:value-type="float" office:value="24" calcext:value-type="float">
            <text:p>24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,2</text:p>
          </table:table-cell>
          <table:table-cell table:formula="of:=([.I13]-[.C13])/[.I13]" office:value-type="float" office:value="0.911111111111111" calcext:value-type="float">
            <text:p>0,91</text:p>
          </table:table-cell>
          <table:table-cell table:formula="of:=IF([.C13]=0;0;[.$B$45]*[.$B13]+[.C13]*[.$B$46]+[.C13]*[.$B$45]*[.B13])" office:value-type="float" office:value="0.0325766628" calcext:value-type="float">
            <text:p>0,03</text:p>
          </table:table-cell>
          <table:table-cell office:value-type="float" office:value="105.9" calcext:value-type="float">
            <text:p>105,9</text:p>
          </table:table-cell>
          <table:table-cell table:formula="of:=([.J13]-[.F13])/[.J13]" office:value-type="float" office:value="0.891384615384615" calcext:value-type="float">
            <text:p>0,89</text:p>
          </table:table-cell>
          <table:table-cell table:formula="of:=IF([.F13]=0;0;[.$B$45]*[.$B13]+[.F13]*[.$B$46]+[.F13]*[.$B$45]*[.$B13])" office:value-type="float" office:value="1.0775490601" calcext:value-type="float">
            <text:p>1,08</text:p>
          </table:table-cell>
          <table:table-cell office:value-type="float" office:value="36" calcext:value-type="float">
            <text:p>36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InversePermutation</text:p>
          </table:table-cell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,6</text:p>
          </table:table-cell>
          <table:table-cell table:formula="of:=([.I14]-[.C14])/[.I14]" office:value-type="float" office:value="0.646153846153846" calcext:value-type="float">
            <text:p>0,65</text:p>
          </table:table-cell>
          <table:table-cell table:formula="of:=IF([.C14]=0;0;[.$B$45]*[.$B14]+[.C14]*[.$B$46]+[.C14]*[.$B$45]*[.B14])" office:value-type="float" office:value="0.0468216614" calcext:value-type="float">
            <text:p>0,05</text:p>
          </table:table-cell>
          <table:table-cell office:value-type="float" office:value="241.3" calcext:value-type="float">
            <text:p>241,3</text:p>
          </table:table-cell>
          <table:table-cell table:formula="of:=([.J14]-[.F14])/[.J14]" office:value-type="float" office:value="0.531456310679612" calcext:value-type="float">
            <text:p>0,53</text:p>
          </table:table-cell>
          <table:table-cell table:formula="of:=IF([.F14]=0;0;[.$B$45]*[.$B14]+[.F14]*[.$B$46]+[.F14]*[.$B$45]*[.$B14])" office:value-type="float" office:value="2.4552439247" calcext:value-type="float">
            <text:p>2,46</text:p>
          </table:table-cell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jday-jdate</text:p>
          </table:table-cell>
          <table:table-cell office:value-type="float" office:value="2" calcext:value-type="float">
            <text:p>2</text:p>
          </table:table-cell>
          <table:table-cell office:value-type="float" office:value="4.8" calcext:value-type="float">
            <text:p>4,8</text:p>
          </table:table-cell>
          <table:table-cell table:formula="of:=([.I15]-[.C15])/[.I15]" office:value-type="float" office:value="0.845161290322581" calcext:value-type="float">
            <text:p>0,85</text:p>
          </table:table-cell>
          <table:table-cell table:formula="of:=IF([.C15]=0;0;[.$B$45]*[.$B15]+[.C15]*[.$B$46]+[.C15]*[.$B$45]*[.B15])" office:value-type="float" office:value="0.0488566612" calcext:value-type="float">
            <text:p>0,05</text:p>
          </table:table-cell>
          <table:table-cell office:value-type="float" office:value="517.7" calcext:value-type="float">
            <text:p>517,7</text:p>
          </table:table-cell>
          <table:table-cell table:formula="of:=([.J15]-[.F15])/[.J15]" office:value-type="float" office:value="0.810851297040556" calcext:value-type="float">
            <text:p>0,81</text:p>
          </table:table-cell>
          <table:table-cell table:formula="of:=IF([.F15]=0;0;[.$B$45]*[.$B15]+[.F15]*[.$B$46]+[.F15]*[.$B$45]*[.$B15])" office:value-type="float" office:value="5.2676136483" calcext:value-type="float">
            <text:p>5,27</text:p>
          </table:table-cell>
          <table:table-cell office:value-type="float" office:value="31" calcext:value-type="float">
            <text:p>31</text:p>
          </table:table-cell>
          <table:table-cell office:value-type="float" office:value="2737" calcext:value-type="float">
            <text:p>2737</text:p>
          </table:table-cell>
        </table:table-row>
        <table:table-row table:style-name="ro1">
          <table:table-cell office:value-type="string" calcext:value-type="string">
            <text:p>lastZer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I16]-[.C16])/[.I16]" office:value-type="float" office:value="1" calcext:value-type="float">
            <text:p>1,00</text:p>
          </table:table-cell>
          <table:table-cell table:formula="of:=IF([.C16]=0;0;[.$B$45]*[.$B16]+[.C16]*[.$B$46]+[.C16]*[.$B$45]*[.B16])" office:value-type="float" office:value="0" calcext:value-type="float">
            <text:p>0,00</text:p>
          </table:table-cell>
          <table:table-cell office:value-type="float" office:value="14" calcext:value-type="float">
            <text:p>14</text:p>
          </table:table-cell>
          <table:table-cell table:formula="of:=([.J16]-[.F16])/[.J16]" office:value-type="float" office:value="0.914110429447853" calcext:value-type="float">
            <text:p>0,91</text:p>
          </table:table-cell>
          <table:table-cell table:formula="of:=IF([.F16]=0;0;[.$B$45]*[.$B16]+[.F16]*[.$B$46]+[.F16]*[.$B$45]*[.$B16])" office:value-type="float" office:value="0.142341657" calcext:value-type="float">
            <text:p>0,14</text:p>
          </table:table-cell>
          <table:table-cell office:value-type="float" office:value="7" calcext:value-type="float">
            <text:p>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LRS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,3</text:p>
          </table:table-cell>
          <table:table-cell table:formula="of:=([.I17]-[.C17])/[.I17]" office:value-type="float" office:value="0.9" calcext:value-type="float">
            <text:p>0,90</text:p>
          </table:table-cell>
          <table:table-cell table:formula="of:=IF([.C17]=0;0;[.$B$45]*[.$B17]+[.C17]*[.$B$46]+[.C17]*[.$B$45]*[.B17])" office:value-type="float" office:value="0.0335941627" calcext:value-type="float">
            <text:p>0,03</text:p>
          </table:table-cell>
          <table:table-cell office:value-type="float" office:value="78.2" calcext:value-type="float">
            <text:p>78,2</text:p>
          </table:table-cell>
          <table:table-cell table:formula="of:=([.J17]-[.F17])/[.J17]" office:value-type="float" office:value="0.907125890736342" calcext:value-type="float">
            <text:p>0,91</text:p>
          </table:table-cell>
          <table:table-cell table:formula="of:=IF([.F17]=0;0;[.$B$45]*[.$B17]+[.F17]*[.$B$46]+[.F17]*[.$B$45]*[.$B17])" office:value-type="float" office:value="0.7957015878" calcext:value-type="float">
            <text:p>0,80</text:p>
          </table:table-cell>
          <table:table-cell office:value-type="float" office:value="33" calcext:value-type="float">
            <text:p>3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table:formula="of:=([.I18]-[.C18])/[.I18]" office:value-type="float" office:value="0.98695652173913" calcext:value-type="float">
            <text:p>0,99</text:p>
          </table:table-cell>
          <table:table-cell table:formula="of:=IF([.C18]=0;0;[.$B$45]*[.$B18]+[.C18]*[.$B$46]+[.C18]*[.$B$45]*[.B18])" office:value-type="float" office:value="0.0030691657" calcext:value-type="float">
            <text:p>0,00</text:p>
          </table:table-cell>
          <table:table-cell office:value-type="float" office:value="50.1" calcext:value-type="float">
            <text:p>50,1</text:p>
          </table:table-cell>
          <table:table-cell table:formula="of:=([.J18]-[.F18])/[.J18]" office:value-type="float" office:value="0.947758081334724" calcext:value-type="float">
            <text:p>0,95</text:p>
          </table:table-cell>
          <table:table-cell table:formula="of:=IF([.F18]=0;0;[.$B$45]*[.$B18]+[.F18]*[.$B$46]+[.F18]*[.$B$45]*[.$B18])" office:value-type="float" office:value="0.5097841159" calcext:value-type="float">
            <text:p>0,51</text:p>
          </table:table-cell>
          <table:table-cell office:value-type="float" office:value="23" calcext:value-type="float">
            <text:p>23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string" calcext:value-type="string">
            <text:p>numZer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I19]-[.C19])/[.I19]" office:value-type="float" office:value="1" calcext:value-type="float">
            <text:p>1,00</text:p>
          </table:table-cell>
          <table:table-cell table:formula="of:=IF([.C19]=0;0;[.$B$45]*[.$B19]+[.C19]*[.$B$46]+[.C19]*[.$B$45]*[.B19])" office:value-type="float" office:value="0" calcext:value-type="float">
            <text:p>0,00</text:p>
          </table:table-cell>
          <table:table-cell office:value-type="float" office:value="7" calcext:value-type="float">
            <text:p>7</text:p>
          </table:table-cell>
          <table:table-cell table:formula="of:=([.J19]-[.F19])/[.J19]" office:value-type="float" office:value="0.949640287769784" calcext:value-type="float">
            <text:p>0,95</text:p>
          </table:table-cell>
          <table:table-cell table:formula="of:=IF([.F19]=0;0;[.$B$45]*[.$B19]+[.F19]*[.$B$46]+[.F19]*[.$B$45]*[.$B19])" office:value-type="float" office:value="0.071241659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oddOrPos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table:formula="of:=([.I20]-[.C20])/[.I20]" office:value-type="float" office:value="0.971428571428571" calcext:value-type="float">
            <text:p>0,97</text:p>
          </table:table-cell>
          <table:table-cell table:formula="of:=IF([.C20]=0;0;[.$B$45]*[.$B20]+[.C20]*[.$B$46]+[.C20]*[.$B$45]*[.B20])" office:value-type="float" office:value="0.0020516658" calcext:value-type="float">
            <text:p>0,00</text:p>
          </table:table-cell>
          <table:table-cell office:value-type="float" office:value="84.4" calcext:value-type="float">
            <text:p>84,4</text:p>
          </table:table-cell>
          <table:table-cell table:formula="of:=([.J20]-[.F20])/[.J20]" office:value-type="float" office:value="0.708965517241379" calcext:value-type="float">
            <text:p>0,71</text:p>
          </table:table-cell>
          <table:table-cell table:formula="of:=IF([.F20]=0;0;[.$B$45]*[.$B20]+[.F20]*[.$B$46]+[.F20]*[.$B$45]*[.$B20])" office:value-type="float" office:value="0.8587865816" calcext:value-type="float">
            <text:p>0,86</text:p>
          </table:table-cell>
          <table:table-cell office:value-type="float" office:value="7" calcext:value-type="float">
            <text:p>7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pcal</text:p>
          </table:table-cell>
          <table:table-cell office:value-type="float" office:value="2" calcext:value-type="float">
            <text:p>2</text:p>
          </table:table-cell>
          <table:table-cell office:value-type="float" office:value="54.4" calcext:value-type="float">
            <text:p>54,4</text:p>
          </table:table-cell>
          <table:table-cell table:formula="of:=([.I21]-[.C21])/[.I21]" office:value-type="float" office:value="0.575" calcext:value-type="float">
            <text:p>0,58</text:p>
          </table:table-cell>
          <table:table-cell table:formula="of:=IF([.C21]=0;0;[.$B$45]*[.$B21]+[.C21]*[.$B$46]+[.C21]*[.$B$45]*[.B21])" office:value-type="float" office:value="0.5535366116" calcext:value-type="float">
            <text:p>0,55</text:p>
          </table:table-cell>
          <table:table-cell office:value-type="float" office:value="2724.9" calcext:value-type="float">
            <text:p>2724,9</text:p>
          </table:table-cell>
          <table:table-cell table:formula="of:=([.J21]-[.F21])/[.J21]" office:value-type="float" office:value="0.492947525120953" calcext:value-type="float">
            <text:p>0,49</text:p>
          </table:table-cell>
          <table:table-cell table:formula="of:=IF([.F21]=0;0;[.$B$45]*[.$B21]+[.F21]*[.$B$46]+[.F21]*[.$B$45]*[.$B21])" office:value-type="float" office:value="27.7258714411" calcext:value-type="float">
            <text:p>27,73</text:p>
          </table:table-cell>
          <table:table-cell office:value-type="float" office:value="128" calcext:value-type="float">
            <text:p>128</text:p>
          </table:table-cell>
          <table:table-cell office:value-type="float" office:value="5374" calcext:value-type="float">
            <text:p>5374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,8</text:p>
          </table:table-cell>
          <table:table-cell table:formula="of:=([.I22]-[.C22])/[.I22]" office:value-type="float" office:value="0.8" calcext:value-type="float">
            <text:p>0,80</text:p>
          </table:table-cell>
          <table:table-cell table:formula="of:=IF([.C22]=0;0;[.$B$45]*[.$B22]+[.C22]*[.$B$46]+[.C22]*[.$B$45]*[.B22])" office:value-type="float" office:value="0.0183316642" calcext:value-type="float">
            <text:p>0,02</text:p>
          </table:table-cell>
          <table:table-cell office:value-type="float" office:value="65.7" calcext:value-type="float">
            <text:p>65,7</text:p>
          </table:table-cell>
          <table:table-cell table:formula="of:=([.J22]-[.F22])/[.J22]" office:value-type="float" office:value="0.747307692307692" calcext:value-type="float">
            <text:p>0,75</text:p>
          </table:table-cell>
          <table:table-cell table:formula="of:=IF([.F22]=0;0;[.$B$45]*[.$B22]+[.F22]*[.$B$46]+[.F22]*[.$B$45]*[.$B22])" office:value-type="float" office:value="0.6685141003" calcext:value-type="float">
            <text:p>0,67</text:p>
          </table:table-cell>
          <table:table-cell office:value-type="float" office:value="9" calcext:value-type="float">
            <text:p>9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printPrimes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,2</text:p>
          </table:table-cell>
          <table:table-cell table:formula="of:=([.I23]-[.C23])/[.I23]" office:value-type="float" office:value="0.95" calcext:value-type="float">
            <text:p>0,95</text:p>
          </table:table-cell>
          <table:table-cell table:formula="of:=IF([.C23]=0;0;[.$B$45]*[.$B23]+[.C23]*[.$B$46]+[.C23]*[.$B$45]*[.B23])" office:value-type="float" office:value="0.0122266648" calcext:value-type="float">
            <text:p>0,01</text:p>
          </table:table-cell>
          <table:table-cell office:value-type="float" office:value="42.4" calcext:value-type="float">
            <text:p>42,4</text:p>
          </table:table-cell>
          <table:table-cell table:formula="of:=([.J23]-[.F23])/[.J23]" office:value-type="float" office:value="0.933542319749216" calcext:value-type="float">
            <text:p>0,93</text:p>
          </table:table-cell>
          <table:table-cell table:formula="of:=IF([.F23]=0;0;[.$B$45]*[.$B23]+[.F23]*[.$B$46]+[.F23]*[.$B$45]*[.$B23])" office:value-type="float" office:value="0.4314366236" calcext:value-type="float">
            <text:p>0,43</text:p>
          </table:table-cell>
          <table:table-cell office:value-type="float" office:value="24" calcext:value-type="float">
            <text:p>24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print_tokens</text:p>
          </table:table-cell>
          <table:table-cell office:value-type="float" office:value="2" calcext:value-type="float">
            <text:p>2</text:p>
          </table:table-cell>
          <table:table-cell office:value-type="float" office:value="41.2" calcext:value-type="float">
            <text:p>41,2</text:p>
          </table:table-cell>
          <table:table-cell table:formula="of:=([.I24]-[.C24])/[.I24]" office:value-type="float" office:value="0.79704433497537" calcext:value-type="float">
            <text:p>0,80</text:p>
          </table:table-cell>
          <table:table-cell table:formula="of:=IF([.C24]=0;0;[.$B$45]*[.$B24]+[.C24]*[.$B$46]+[.C24]*[.$B$45]*[.B24])" office:value-type="float" office:value="0.4192266248" calcext:value-type="float">
            <text:p>0,42</text:p>
          </table:table-cell>
          <table:table-cell office:value-type="float" office:value="662.2" calcext:value-type="float">
            <text:p>662,2</text:p>
          </table:table-cell>
          <table:table-cell table:formula="of:=([.J24]-[.F24])/[.J24]" office:value-type="float" office:value="0.825599157229392" calcext:value-type="float">
            <text:p>0,83</text:p>
          </table:table-cell>
          <table:table-cell table:formula="of:=IF([.F24]=0;0;[.$B$45]*[.$B24]+[.F24]*[.$B$46]+[.F24]*[.$B$45]*[.$B24])" office:value-type="float" office:value="6.7379010038" calcext:value-type="float">
            <text:p>6,74</text:p>
          </table:table-cell>
          <table:table-cell office:value-type="float" office:value="203" calcext:value-type="float">
            <text:p>203</text:p>
          </table:table-cell>
          <table:table-cell office:value-type="float" office:value="3797" calcext:value-type="float">
            <text:p>3797</text:p>
          </table:table-cell>
        </table:table-row>
        <table:table-row table:style-name="ro1">
          <table:table-cell office:value-type="string" calcext:value-type="string">
            <text:p>print_tokens2</text:p>
          </table:table-cell>
          <table:table-cell office:value-type="float" office:value="2" calcext:value-type="float">
            <text:p>2</text:p>
          </table:table-cell>
          <table:table-cell office:value-type="float" office:value="35.7" calcext:value-type="float">
            <text:p>35,7</text:p>
          </table:table-cell>
          <table:table-cell table:formula="of:=([.I25]-[.C25])/[.I25]" office:value-type="float" office:value="0.825" calcext:value-type="float">
            <text:p>0,83</text:p>
          </table:table-cell>
          <table:table-cell table:formula="of:=IF([.C25]=0;0;[.$B$45]*[.$B25]+[.C25]*[.$B$46]+[.C25]*[.$B$45]*[.B25])" office:value-type="float" office:value="0.3632641303" calcext:value-type="float">
            <text:p>0,36</text:p>
          </table:table-cell>
          <table:table-cell office:value-type="float" office:value="549.2" calcext:value-type="float">
            <text:p>549,2</text:p>
          </table:table-cell>
          <table:table-cell table:formula="of:=([.J25]-[.F25])/[.J25]" office:value-type="float" office:value="0.864595660749507" calcext:value-type="float">
            <text:p>0,86</text:p>
          </table:table-cell>
          <table:table-cell table:formula="of:=IF([.F25]=0;0;[.$B$45]*[.$B25]+[.F25]*[.$B$46]+[.F25]*[.$B$45]*[.$B25])" office:value-type="float" office:value="5.5881261168" calcext:value-type="float">
            <text:p>5,59</text:p>
          </table:table-cell>
          <table:table-cell office:value-type="float" office:value="204" calcext:value-type="float">
            <text:p>204</text:p>
          </table:table-cell>
          <table:table-cell office:value-type="float" office:value="4056" calcext:value-type="float">
            <text:p>4056</text:p>
          </table:table-cell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2" calcext:value-type="float">
            <text:p>2</text:p>
          </table:table-cell>
          <table:table-cell office:value-type="float" office:value="24.3" calcext:value-type="float">
            <text:p>24,3</text:p>
          </table:table-cell>
          <table:table-cell table:formula="of:=([.I26]-[.C26])/[.I26]" office:value-type="float" office:value="0.482978723404255" calcext:value-type="float">
            <text:p>0,48</text:p>
          </table:table-cell>
          <table:table-cell table:formula="of:=IF([.C26]=0;0;[.$B$45]*[.$B26]+[.C26]*[.$B$46]+[.C26]*[.$B$45]*[.B26])" office:value-type="float" office:value="0.2472691417" calcext:value-type="float">
            <text:p>0,25</text:p>
          </table:table-cell>
          <table:table-cell office:value-type="float" office:value="206.4" calcext:value-type="float">
            <text:p>206,4</text:p>
          </table:table-cell>
          <table:table-cell table:formula="of:=([.J26]-[.F26])/[.J26]" office:value-type="float" office:value="0.521113689095128" calcext:value-type="float">
            <text:p>0,52</text:p>
          </table:table-cell>
          <table:table-cell table:formula="of:=IF([.F26]=0;0;[.$B$45]*[.$B26]+[.F26]*[.$B$46]+[.F26]*[.$B$45]*[.$B26])" office:value-type="float" office:value="2.1001364596" calcext:value-type="float">
            <text:p>2,10</text:p>
          </table:table-cell>
          <table:table-cell office:value-type="float" office:value="47" calcext:value-type="float">
            <text:p>47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,4</text:p>
          </table:table-cell>
          <table:table-cell table:formula="of:=([.I27]-[.C27])/[.I27]" office:value-type="float" office:value="0.936363636363636" calcext:value-type="float">
            <text:p>0,94</text:p>
          </table:table-cell>
          <table:table-cell table:formula="of:=IF([.C27]=0;0;[.$B$45]*[.$B27]+[.C27]*[.$B$46]+[.C27]*[.$B$45]*[.B27])" office:value-type="float" office:value="0.0142616646" calcext:value-type="float">
            <text:p>0,01</text:p>
          </table:table-cell>
          <table:table-cell office:value-type="float" office:value="111.9" calcext:value-type="float">
            <text:p>111,9</text:p>
          </table:table-cell>
          <table:table-cell table:formula="of:=([.J27]-[.F27])/[.J27]" office:value-type="float" office:value="0.8834375" calcext:value-type="float">
            <text:p>0,88</text:p>
          </table:table-cell>
          <table:table-cell table:formula="of:=IF([.F27]=0;0;[.$B$45]*[.$B27]+[.F27]*[.$B$46]+[.F27]*[.$B$45]*[.$B27])" office:value-type="float" office:value="1.1385990541" calcext:value-type="float">
            <text:p>1,14</text:p>
          </table:table-cell>
          <table:table-cell office:value-type="float" office:value="22" calcext:value-type="float">
            <text:p>22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RecursiveSelectionSort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formula="of:=([.I28]-[.C28])/[.I28]" office:value-type="float" office:value="0.964285714285714" calcext:value-type="float">
            <text:p>0,96</text:p>
          </table:table-cell>
          <table:table-cell table:formula="of:=IF([.C28]=0;0;[.$B$45]*[.$B28]+[.C28]*[.$B$46]+[.C28]*[.$B$45]*[.B28])" office:value-type="float" office:value="0.0051041655" calcext:value-type="float">
            <text:p>0,01</text:p>
          </table:table-cell>
          <table:table-cell office:value-type="float" office:value="45.1" calcext:value-type="float">
            <text:p>45,1</text:p>
          </table:table-cell>
          <table:table-cell table:formula="of:=([.J28]-[.F28])/[.J28]" office:value-type="float" office:value="0.912934362934363" calcext:value-type="float">
            <text:p>0,91</text:p>
          </table:table-cell>
          <table:table-cell table:formula="of:=IF([.F28]=0;0;[.$B$45]*[.$B28]+[.F28]*[.$B$46]+[.F28]*[.$B$45]*[.$B28])" office:value-type="float" office:value="0.4589091209" calcext:value-type="float">
            <text:p>0,46</text:p>
          </table:table-cell>
          <table:table-cell office:value-type="float" office:value="14" calcext:value-type="float">
            <text:p>14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replace</text:p>
          </table:table-cell>
          <table:table-cell office:value-type="float" office:value="2" calcext:value-type="float">
            <text:p>2</text:p>
          </table:table-cell>
          <table:table-cell office:value-type="float" office:value="106.5" calcext:value-type="float">
            <text:p>106,5</text:p>
          </table:table-cell>
          <table:table-cell table:formula="of:=([.I29]-[.C29])/[.I29]" office:value-type="float" office:value="0.583984375" calcext:value-type="float">
            <text:p>0,58</text:p>
          </table:table-cell>
          <table:table-cell table:formula="of:=IF([.C29]=0;0;[.$B$45]*[.$B29]+[.C29]*[.$B$46]+[.C29]*[.$B$45]*[.B29])" office:value-type="float" office:value="1.0836540595" calcext:value-type="float">
            <text:p>1,08</text:p>
          </table:table-cell>
          <table:table-cell office:value-type="float" office:value="5843.3" calcext:value-type="float">
            <text:p>5843,3</text:p>
          </table:table-cell>
          <table:table-cell table:formula="of:=([.J29]-[.F29])/[.J29]" office:value-type="float" office:value="0.450559473436765" calcext:value-type="float">
            <text:p>0,45</text:p>
          </table:table-cell>
          <table:table-cell table:formula="of:=IF([.F29]=0;0;[.$B$45]*[.$B29]+[.F29]*[.$B$46]+[.F29]*[.$B$45]*[.$B29])" office:value-type="float" office:value="59.4555883227" calcext:value-type="float">
            <text:p>59,46</text:p>
          </table:table-cell>
          <table:table-cell office:value-type="float" office:value="256" calcext:value-type="float">
            <text:p>256</text:p>
          </table:table-cell>
          <table:table-cell office:value-type="float" office:value="10635" calcext:value-type="float">
            <text:p>10635</text:p>
          </table:table-cell>
        </table:table-row>
        <table:table-row table:style-name="ro1">
          <table:table-cell office:value-type="string" calcext:value-type="string">
            <text:p>schedule</text:p>
          </table:table-cell>
          <table:table-cell office:value-type="float" office:value="2" calcext:value-type="float">
            <text:p>2</text:p>
          </table:table-cell>
          <table:table-cell office:value-type="float" office:value="26.2" calcext:value-type="float">
            <text:p>26,2</text:p>
          </table:table-cell>
          <table:table-cell table:formula="of:=([.I30]-[.C30])/[.I30]" office:value-type="float" office:value="0.801515151515152" calcext:value-type="float">
            <text:p>0,80</text:p>
          </table:table-cell>
          <table:table-cell table:formula="of:=IF([.C30]=0;0;[.$B$45]*[.$B30]+[.C30]*[.$B$46]+[.C30]*[.$B$45]*[.B30])" office:value-type="float" office:value="0.2666016398" calcext:value-type="float">
            <text:p>0,27</text:p>
          </table:table-cell>
          <table:table-cell office:value-type="float" office:value="482.8" calcext:value-type="float">
            <text:p>482,8</text:p>
          </table:table-cell>
          <table:table-cell table:formula="of:=([.J30]-[.F30])/[.J30]" office:value-type="float" office:value="0.746295323173936" calcext:value-type="float">
            <text:p>0,75</text:p>
          </table:table-cell>
          <table:table-cell table:formula="of:=IF([.F30]=0;0;[.$B$45]*[.$B30]+[.F30]*[.$B$46]+[.F30]*[.$B$45]*[.$B30])" office:value-type="float" office:value="4.9125061832" calcext:value-type="float">
            <text:p>4,91</text:p>
          </table:table-cell>
          <table:table-cell office:value-type="float" office:value="132" calcext:value-type="float">
            <text:p>132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>
          <table:table-cell office:value-type="string" calcext:value-type="string">
            <text:p>schedule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formula="of:=([.I31]-[.C31])/[.I31]" office:value-type="float" office:value="0.683760683760684" calcext:value-type="float">
            <text:p>0,68</text:p>
          </table:table-cell>
          <table:table-cell table:formula="of:=IF([.C31]=0;0;[.$B$45]*[.$B31]+[.C31]*[.$B$46]+[.C31]*[.$B$45]*[.B31])" office:value-type="float" office:value="0.376491629" calcext:value-type="float">
            <text:p>0,38</text:p>
          </table:table-cell>
          <table:table-cell office:value-type="float" office:value="769.1" calcext:value-type="float">
            <text:p>769,1</text:p>
          </table:table-cell>
          <table:table-cell table:formula="of:=([.J31]-[.F31])/[.J31]" office:value-type="float" office:value="0.651990950226244" calcext:value-type="float">
            <text:p>0,65</text:p>
          </table:table-cell>
          <table:table-cell table:formula="of:=IF([.F31]=0;0;[.$B$45]*[.$B31]+[.F31]*[.$B$46]+[.F31]*[.$B$45]*[.$B31])" office:value-type="float" office:value="7.8256083969" calcext:value-type="float">
            <text:p>7,83</text:p>
          </table:table-cell>
          <table:table-cell office:value-type="float" office:value="117" calcext:value-type="float">
            <text:p>117</text:p>
          </table:table-cell>
          <table:table-cell office:value-type="float" office:value="2210" calcext:value-type="float">
            <text:p>2210</text:p>
          </table:table-cell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2" calcext:value-type="float">
            <text:p>2</text:p>
          </table:table-cell>
          <table:table-cell office:value-type="float" office:value="12.9" calcext:value-type="float">
            <text:p>12,9</text:p>
          </table:table-cell>
          <table:table-cell table:formula="of:=([.I32]-[.C32])/[.I32]" office:value-type="float" office:value="0.6775" calcext:value-type="float">
            <text:p>0,68</text:p>
          </table:table-cell>
          <table:table-cell table:formula="of:=IF([.C32]=0;0;[.$B$45]*[.$B32]+[.C32]*[.$B$46]+[.C32]*[.$B$45]*[.B32])" office:value-type="float" office:value="0.1312741531" calcext:value-type="float">
            <text:p>0,13</text:p>
          </table:table-cell>
          <table:table-cell office:value-type="float" office:value="130" calcext:value-type="float">
            <text:p>130</text:p>
          </table:table-cell>
          <table:table-cell table:formula="of:=([.J32]-[.F32])/[.J32]" office:value-type="float" office:value="0.681372549019608" calcext:value-type="float">
            <text:p>0,68</text:p>
          </table:table-cell>
          <table:table-cell table:formula="of:=IF([.F32]=0;0;[.$B$45]*[.$B32]+[.F32]*[.$B$46]+[.F32]*[.$B$45]*[.$B32])" office:value-type="float" office:value="1.322766536" calcext:value-type="float">
            <text:p>1,32</text:p>
          </table:table-cell>
          <table:table-cell office:value-type="float" office:value="40" calcext:value-type="float">
            <text:p>40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I33]-[.C33])/[.I33]" office:value-type="float" office:value="1" calcext:value-type="float">
            <text:p>1,00</text:p>
          </table:table-cell>
          <table:table-cell table:formula="of:=IF([.C33]=0;0;[.$B$45]*[.$B33]+[.C33]*[.$B$46]+[.C33]*[.$B$45]*[.B33])" office:value-type="float" office:value="0" calcext:value-type="float">
            <text:p>0,00</text:p>
          </table:table-cell>
          <table:table-cell office:value-type="float" office:value="56" calcext:value-type="float">
            <text:p>56</text:p>
          </table:table-cell>
          <table:table-cell table:formula="of:=([.J33]-[.F33])/[.J33]" office:value-type="float" office:value="0.926988265971317" calcext:value-type="float">
            <text:p>0,93</text:p>
          </table:table-cell>
          <table:table-cell table:formula="of:=IF([.F33]=0;0;[.$B$45]*[.$B33]+[.F33]*[.$B$46]+[.F33]*[.$B$45]*[.$B33])" office:value-type="float" office:value="0.56981661" calcext:value-type="float">
            <text:p>0,57</text:p>
          </table:table-cell>
          <table:table-cell office:value-type="float" office:value="15" calcext:value-type="float">
            <text:p>1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,2</text:p>
          </table:table-cell>
          <table:table-cell table:formula="of:=([.I34]-[.C34])/[.I34]" office:value-type="float" office:value="0.76" calcext:value-type="float">
            <text:p>0,76</text:p>
          </table:table-cell>
          <table:table-cell table:formula="of:=IF([.C34]=0;0;[.$B$45]*[.$B34]+[.C34]*[.$B$46]+[.C34]*[.$B$45]*[.B34])" office:value-type="float" office:value="0.0122266648" calcext:value-type="float">
            <text:p>0,01</text:p>
          </table:table-cell>
          <table:table-cell office:value-type="float" office:value="41.9" calcext:value-type="float">
            <text:p>41,9</text:p>
          </table:table-cell>
          <table:table-cell table:formula="of:=([.J34]-[.F34])/[.J34]" office:value-type="float" office:value="0.714965986394558" calcext:value-type="float">
            <text:p>0,71</text:p>
          </table:table-cell>
          <table:table-cell table:formula="of:=IF([.F34]=0;0;[.$B$45]*[.$B34]+[.F34]*[.$B$46]+[.F34]*[.$B$45]*[.$B34])" office:value-type="float" office:value="0.4263491241" calcext:value-type="float">
            <text:p>0,43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tcas</text:p>
          </table:table-cell>
          <table:table-cell office:value-type="float" office:value="2" calcext:value-type="float">
            <text:p>2</text:p>
          </table:table-cell>
          <table:table-cell office:value-type="float" office:value="27.5" calcext:value-type="float">
            <text:p>27,5</text:p>
          </table:table-cell>
          <table:table-cell table:formula="of:=([.I35]-[.C35])/[.I35]" office:value-type="float" office:value="0.345238095238095" calcext:value-type="float">
            <text:p>0,35</text:p>
          </table:table-cell>
          <table:table-cell table:formula="of:=IF([.C35]=0;0;[.$B$45]*[.$B35]+[.C35]*[.$B$46]+[.C35]*[.$B$45]*[.B35])" office:value-type="float" office:value="0.2798291385" calcext:value-type="float">
            <text:p>0,28</text:p>
          </table:table-cell>
          <table:table-cell office:value-type="float" office:value="1325.7" calcext:value-type="float">
            <text:p>1325,7</text:p>
          </table:table-cell>
          <table:table-cell table:formula="of:=([.J35]-[.F35])/[.J35]" office:value-type="float" office:value="0.325343511450382" calcext:value-type="float">
            <text:p>0,33</text:p>
          </table:table-cell>
          <table:table-cell table:formula="of:=IF([.F35]=0;0;[.$B$45]*[.$B35]+[.F35]*[.$B$46]+[.F35]*[.$B$45]*[.$B35])" office:value-type="float" office:value="13.4890128403" calcext:value-type="float">
            <text:p>13,49</text:p>
          </table:table-cell>
          <table:table-cell office:value-type="float" office:value="42" calcext:value-type="float">
            <text:p>42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testPad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formula="of:=([.I36]-[.C36])/[.I36]" office:value-type="float" office:value="0.833333333333333" calcext:value-type="float">
            <text:p>0,83</text:p>
          </table:table-cell>
          <table:table-cell table:formula="of:=IF([.C36]=0;0;[.$B$45]*[.$B36]+[.C36]*[.$B$46]+[.C36]*[.$B$45]*[.B36])" office:value-type="float" office:value="0.0254541635" calcext:value-type="float">
            <text:p>0,03</text:p>
          </table:table-cell>
          <table:table-cell office:value-type="float" office:value="135.8" calcext:value-type="float">
            <text:p>135,8</text:p>
          </table:table-cell>
          <table:table-cell table:formula="of:=([.J36]-[.F36])/[.J36]" office:value-type="float" office:value="0.760915492957746" calcext:value-type="float">
            <text:p>0,76</text:p>
          </table:table-cell>
          <table:table-cell table:formula="of:=IF([.F36]=0;0;[.$B$45]*[.$B36]+[.F36]*[.$B$46]+[.F36]*[.$B$45]*[.$B36])" office:value-type="float" office:value="1.3817815302" calcext:value-type="float">
            <text:p>1,38</text:p>
          </table:table-cell>
          <table:table-cell office:value-type="float" office:value="15" calcext:value-type="float">
            <text:p>15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totinfo</text:p>
          </table:table-cell>
          <table:table-cell office:value-type="float" office:value="2" calcext:value-type="float">
            <text:p>2</text:p>
          </table:table-cell>
          <table:table-cell office:value-type="float" office:value="65.6" calcext:value-type="float">
            <text:p>65,6</text:p>
          </table:table-cell>
          <table:table-cell table:formula="of:=([.I37]-[.C37])/[.I37]" office:value-type="float" office:value="0.479365079365079" calcext:value-type="float">
            <text:p>0,48</text:p>
          </table:table-cell>
          <table:table-cell table:formula="of:=IF([.C37]=0;0;[.$B$45]*[.$B37]+[.C37]*[.$B$46]+[.C37]*[.$B$45]*[.B37])" office:value-type="float" office:value="0.6674966004" calcext:value-type="float">
            <text:p>0,67</text:p>
          </table:table-cell>
          <table:table-cell office:value-type="float" office:value="3155.6" calcext:value-type="float">
            <text:p>3155,6</text:p>
          </table:table-cell>
          <table:table-cell table:formula="of:=([.J37]-[.F37])/[.J37]" office:value-type="float" office:value="0.498235013515662" calcext:value-type="float">
            <text:p>0,50</text:p>
          </table:table-cell>
          <table:table-cell table:formula="of:=IF([.F37]=0;0;[.$B$45]*[.$B37]+[.F37]*[.$B$46]+[.F37]*[.$B$45]*[.$B37])" office:value-type="float" office:value="32.1082435104" calcext:value-type="float">
            <text:p>32,11</text:p>
          </table:table-cell>
          <table:table-cell office:value-type="float" office:value="126" calcext:value-type="float">
            <text:p>126</text:p>
          </table:table-cell>
          <table:table-cell office:value-type="float" office:value="6289" calcext:value-type="float">
            <text:p>6289</text:p>
          </table:table-cell>
        </table:table-row>
        <table:table-row table:style-name="ro1">
          <table:table-cell office:value-type="string" calcext:value-type="string">
            <text:p>trashAndTakeOut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,9</text:p>
          </table:table-cell>
          <table:table-cell table:formula="of:=([.I38]-[.C38])/[.I38]" office:value-type="float" office:value="0.935714285714286" calcext:value-type="float">
            <text:p>0,94</text:p>
          </table:table-cell>
          <table:table-cell table:formula="of:=IF([.C38]=0;0;[.$B$45]*[.$B38]+[.C38]*[.$B$46]+[.C38]*[.$B$45]*[.B38])" office:value-type="float" office:value="0.0091741651" calcext:value-type="float">
            <text:p>0,01</text:p>
          </table:table-cell>
          <table:table-cell office:value-type="float" office:value="122.3" calcext:value-type="float">
            <text:p>122,3</text:p>
          </table:table-cell>
          <table:table-cell table:formula="of:=([.J38]-[.F38])/[.J38]" office:value-type="float" office:value="0.789137931034483" calcext:value-type="float">
            <text:p>0,79</text:p>
          </table:table-cell>
          <table:table-cell table:formula="of:=IF([.F38]=0;0;[.$B$45]*[.$B38]+[.F38]*[.$B$46]+[.F38]*[.$B$45]*[.$B38])" office:value-type="float" office:value="1.2444190437" calcext:value-type="float">
            <text:p>1,24</text:p>
          </table:table-cell>
          <table:table-cell office:value-type="float" office:value="14" calcext:value-type="float">
            <text:p>14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twoPre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I39]-[.C39])/[.I39]" office:value-type="float" office:value="1" calcext:value-type="float">
            <text:p>1,00</text:p>
          </table:table-cell>
          <table:table-cell table:formula="of:=IF([.C39]=0;0;[.$B$45]*[.$B39]+[.C39]*[.$B$46]+[.C39]*[.$B$45]*[.B39])" office:value-type="float" office:value="0" calcext:value-type="float">
            <text:p>0,00</text:p>
          </table:table-cell>
          <table:table-cell office:value-type="float" office:value="71" calcext:value-type="float">
            <text:p>71</text:p>
          </table:table-cell>
          <table:table-cell table:formula="of:=([.J39]-[.F39])/[.J39]" office:value-type="float" office:value="0.677272727272727" calcext:value-type="float">
            <text:p>0,68</text:p>
          </table:table-cell>
          <table:table-cell table:formula="of:=IF([.F39]=0;0;[.$B$45]*[.$B39]+[.F39]*[.$B$46]+[.F39]*[.$B$45]*[.$B39])" office:value-type="float" office:value="0.722441595" calcext:value-type="float">
            <text:p>0,72</text:p>
          </table:table-cell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UnixCal</text:p>
          </table:table-cell>
          <table:table-cell office:value-type="float" office:value="2" calcext:value-type="float">
            <text:p>2</text:p>
          </table:table-cell>
          <table:table-cell office:value-type="float" office:value="34.1" calcext:value-type="float">
            <text:p>34,1</text:p>
          </table:table-cell>
          <table:table-cell table:formula="of:=([.I40]-[.C40])/[.I40]" office:value-type="float" office:value="0.648453608247423" calcext:value-type="float">
            <text:p>0,65</text:p>
          </table:table-cell>
          <table:table-cell table:formula="of:=IF([.C40]=0;0;[.$B$45]*[.$B40]+[.C40]*[.$B$46]+[.C40]*[.$B$45]*[.B40])" office:value-type="float" office:value="0.3469841319" calcext:value-type="float">
            <text:p>0,35</text:p>
          </table:table-cell>
          <table:table-cell office:value-type="float" office:value="1671" calcext:value-type="float">
            <text:p>1671</text:p>
          </table:table-cell>
          <table:table-cell table:formula="of:=([.J40]-[.F40])/[.J40]" office:value-type="float" office:value="0.629654255319149" calcext:value-type="float">
            <text:p>0,63</text:p>
          </table:table-cell>
          <table:table-cell table:formula="of:=IF([.F40]=0;0;[.$B$45]*[.$B40]+[.F40]*[.$B$46]+[.F40]*[.$B$45]*[.$B40])" office:value-type="float" office:value="17.002439995" calcext:value-type="float">
            <text:p>17,00</text:p>
          </table:table-cell>
          <table:table-cell office:value-type="float" office:value="97" calcext:value-type="float">
            <text:p>97</text:p>
          </table:table-cell>
          <table:table-cell office:value-type="float" office:value="4512" calcext:value-type="float">
            <text:p>45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40])" office:value-type="float" office:value="77" calcext:value-type="float">
            <text:p>77</text:p>
          </table:table-cell>
          <table:table-cell table:formula="of:=SUM([.C2:.C40])" office:value-type="float" office:value="570.2" calcext:value-type="float">
            <text:p>570,2</text:p>
          </table:table-cell>
          <table:table-cell table:formula="of:=([.I41]-[.C41])/[.I41]" office:value-type="float" office:value="0.702400835073069" calcext:value-type="float">
            <text:p>0,70</text:p>
          </table:table-cell>
          <table:table-cell table:formula="of:=IF([.C41]=0;0;[.$B$45]*[.$B41]+[.C41]*[.$B$46]+[.C41]*[.$B$45]*[.B41])" office:value-type="float" office:value="6.1587868158" calcext:value-type="float">
            <text:p>6,16</text:p>
          </table:table-cell>
          <table:table-cell table:formula="of:=SUM([.F2:.F40])" office:value-type="float" office:value="21909.9" calcext:value-type="float">
            <text:p>21909,9</text:p>
          </table:table-cell>
          <table:table-cell table:formula="of:=([.J41]-[.F41])/[.J41]" office:value-type="float" office:value="0.635890916342606" calcext:value-type="float">
            <text:p>0,64</text:p>
          </table:table-cell>
          <table:table-cell table:formula="of:=IF([.F41]=0;0;[.$B$45]*[.$B41]+[.F41]*[.$B$46]+[.F41]*[.$B$45]*[.$B41])" office:value-type="float" office:value="236.6269919836" calcext:value-type="float">
            <text:p>236,63</text:p>
          </table:table-cell>
          <table:table-cell table:formula="of:=SUM([.I2:.I40])" office:value-type="float" office:value="1916" calcext:value-type="float">
            <text:p>1916</text:p>
          </table:table-cell>
          <table:table-cell table:formula="of:=SUM([.J2:.J40])" office:value-type="float" office:value="60174" calcext:value-type="float">
            <text:p>6017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6" table:formula="of:=AVERAGE([.B2:.B40])" office:value-type="float" office:value="1.97435897435897" calcext:value-type="float">
            <text:p>2,0</text:p>
          </table:table-cell>
          <table:table-cell table:style-name="ce6" table:formula="of:=AVERAGE([.C2:.C40])" office:value-type="float" office:value="14.6205128205128" calcext:value-type="float">
            <text:p>14,6</text:p>
          </table:table-cell>
          <table:table-cell table:style-name="ce6" table:formula="of:=AVERAGE([.D2:.D40])" office:value-type="float" office:value="0.79911504981768" calcext:value-type="float">
            <text:p>0,8</text:p>
          </table:table-cell>
          <table:table-cell table:formula="of:=AVERAGE([.E2:.E40])" office:value-type="float" office:value="0.148776523328205" calcext:value-type="float">
            <text:p>0,15</text:p>
          </table:table-cell>
          <table:table-cell table:style-name="ce6" table:formula="of:=AVERAGE([.F2:.F40])" office:value-type="float" office:value="561.792307692308" calcext:value-type="float">
            <text:p>561,8</text:p>
          </table:table-cell>
          <table:table-cell table:style-name="ce6" table:formula="of:=AVERAGE([.G2:.G40])" office:value-type="float" office:value="0.737085736519771" calcext:value-type="float">
            <text:p>0,7</text:p>
          </table:table-cell>
          <table:table-cell table:formula="of:=AVERAGE([.H2:.H40])" office:value-type="float" office:value="5.71624962997692" calcext:value-type="float">
            <text:p>5,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dard Deviation</text:p>
          </table:table-cell>
          <table:table-cell table:style-name="ce6" table:formula="of:=STDEV([.B2:.B40])" office:value-type="float" office:value="0.160128153805087" calcext:value-type="float">
            <text:p>0,2</text:p>
          </table:table-cell>
          <table:table-cell table:style-name="ce6" table:formula="of:=STDEV([.C2:.C40])" office:value-type="float" office:value="22.8570175736397" calcext:value-type="float">
            <text:p>22,9</text:p>
          </table:table-cell>
          <table:table-cell table:style-name="ce6" table:formula="of:=STDEV([.D2:.D40])" office:value-type="float" office:value="0.191301089948522" calcext:value-type="float">
            <text:p>0,2</text:p>
          </table:table-cell>
          <table:table-cell table:formula="of:=STDEV([.E2:.E40])" office:value-type="float" office:value="0.232572655886783" calcext:value-type="float">
            <text:p>0,23</text:p>
          </table:table-cell>
          <table:table-cell table:style-name="ce6" table:formula="of:=STDEV([.F2:.F40])" office:value-type="float" office:value="1116.54844696187" calcext:value-type="float">
            <text:p>1116,5</text:p>
          </table:table-cell>
          <table:table-cell table:style-name="ce6" table:formula="of:=STDEV([.G2:.G40])" office:value-type="float" office:value="0.16635706282004" calcext:value-type="float">
            <text:p>0,2</text:p>
          </table:table-cell>
          <table:table-cell table:formula="of:=STDEV([.H2:.H40])" office:value-type="float" office:value="11.3608809450975" calcext:value-type="float">
            <text:p>11,3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_run</text:p>
          </table:table-cell>
          <table:table-cell office:value-type="float" office:value="0.000008333" calcext:value-type="float">
            <text:p>0,00000833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a_new</text:p>
          </table:table-cell>
          <table:table-cell office:value-type="float" office:value="0.010158333" calcext:value-type="float">
            <text:p>0,01015833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6">
      <number:number number:decimal-places="14" number:min-decimal-places="14" number:min-integer-digits="1"/>
    </number:number-style>
    <number:number-style style:name="N127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 style:data-style-name="N2" text:time-value="16:03:45.59124167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6-08T17:21:13.163779290</dc:date>
    <meta:editing-duration>PT2H33M12S</meta:editing-duration>
    <meta:editing-cycles>22</meta:editing-cycles>
    <meta:document-statistic meta:table-count="1" meta:cell-count="430" meta:object-count="0"/>
  </office:meta>
</office:document-meta>
</file>